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ading with NewLine after Chapter Numberi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loext:label-followed-by="newlin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6:25:38.824561455</meta:creation-date>
    <dc:date>2018-04-07T16:27:37.061080257</dc:date>
    <meta:editing-duration>PT1M58S</meta:editing-duration>
    <meta:editing-cycles>1</meta:editing-cycles>
    <meta:document-statistic meta:table-count="0" meta:image-count="0" meta:object-count="0" meta:page-count="1" meta:paragraph-count="1" meta:word-count="7" meta:character-count="45" meta:non-whitespace-character-count="40"/>
    <meta:generator>LibreOfficeDev/6.1.0.0.alpha0$Linux_X86_64 LibreOffice_project/903a8a4872c171174d7b2a0bc8151930fb2e4cc6</meta:generator>
  </office:meta>
</office:document-meta>
</file>